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3492in"/>
    </style:style>
    <style:style style:name="co5" style:family="table-column">
      <style:table-column-properties fo:break-before="auto" style:column-width="1.3299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1.3953in"/>
    </style:style>
    <style:style style:name="co8" style:family="table-column">
      <style:table-column-properties fo:break-before="auto" style:column-width="1.6126in"/>
    </style:style>
    <style:style style:name="co9" style:family="table-column">
      <style:table-column-properties fo:break-before="auto" style:column-width="0.4047in"/>
    </style:style>
    <style:style style:name="co10" style:family="table-column">
      <style:table-column-properties fo:break-before="auto" style:column-width="0.818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000080" fo:wrap-option="wrap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1" table:number-columns-repeated="100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>
            <text:p>Paper</text:p>
          </table:table-cell>
          <table:table-cell table:style-name="ce2" office:value-type="string">
            <text:p>Device</text:p>
          </table:table-cell>
          <table:table-cell table:style-name="ce2" office:value-type="string">
            <text:p>Device subtype</text:p>
          </table:table-cell>
          <table:table-cell table:style-name="ce2" office:value-type="string">
            <text:p>Airfoils</text:p>
          </table:table-cell>
          <table:table-cell table:style-name="ce2" office:value-type="string">
            <text:p>Research method</text:p>
          </table:table-cell>
          <table:table-cell table:style-name="ce2" office:value-type="string">
            <text:p>Research focus</text:p>
          </table:table-cell>
          <table:table-cell table:style-name="ce2" office:value-type="string">
            <text:p>Numerical method</text:p>
          </table:table-cell>
          <table:table-cell table:style-name="ce2" office:value-type="string">
            <text:p>Experimental method</text:p>
          </table:table-cell>
          <table:table-cell table:style-name="ce2" office:value-type="string">
            <text:p>Re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AoA</text:p>
          </table:table-cell>
          <table:table-cell table:style-name="ce2" office:value-type="string">
            <text:p>Chord</text:p>
          </table:table-cell>
          <table:table-cell table:style-name="ce2" office:value-type="string">
            <text:p>Span</text:p>
          </table:table-cell>
          <table:table-cell table:style-name="ce2" office:value-type="string">
            <text:p>Reduction</text:p>
          </table:table-cell>
          <table:table-cell table:style-name="ce2" office:value-type="string">
            <text:p>Findings</text:p>
          </table:table-cell>
          <table:table-cell table:style-name="ce2" table:number-columns-repeated="1008"/>
        </table:table-row>
        <table:table-row table:style-name="ro2">
          <table:table-cell/>
          <table:table-cell office:value-type="string">
            <text:p>Howe1990</text:p>
          </table:table-cell>
          <table:table-cell office:value-type="string">
            <text:p>Serrations</text:p>
          </table:table-cell>
          <table:table-cell/>
          <table:table-cell office:value-type="string">
            <text:p>Flat plate</text:p>
          </table:table-cell>
          <table:table-cell office:value-type="string">
            <text:p>Analytical</text:p>
          </table:table-cell>
          <table:table-cell office:value-type="string">
            <text:p>Green's function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string">
            <text:p>-10 dB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Dassen1996</text:p>
          </table:table-cell>
          <table:table-cell office:value-type="string">
            <text:p>Serrations</text:p>
          </table:table-cell>
          <table:table-cell office:value-type="string">
            <text:p>“10:1”</text:p>
          </table:table-cell>
          <table:table-cell office:value-type="string">
            <text:p>NACA0012, NACA63018,NACA63618,NACA4418</text:p>
          </table:table-cell>
          <table:table-cell office:value-type="string">
            <text:p>Experimental</text:p>
          </table:table-cell>
          <table:table-cell office:value-type="string">
            <text:p>Serration shape</text:p>
          </table:table-cell>
          <table:table-cell/>
          <table:table-cell office:value-type="string">
            <text:p>Wind tunnel</text:p>
          </table:table-cell>
          <table:table-cell office:value-type="string">
            <text:p>7x10^5,1x10^61.4x10^6</text:p>
          </table:table-cell>
          <table:table-cell office:value-type="string">
            <text:p>0.12,0.18,0.2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string">
            <text:p>-5 dB</text:p>
          </table:table-cell>
          <table:table-cell office:value-type="string">
            <text:p>No U dependency for reduction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Dassen1996</text:p>
          </table:table-cell>
          <table:table-cell office:value-type="string">
            <text:p>Serrations</text:p>
          </table:table-cell>
          <table:table-cell office:value-type="string">
            <text:p>“10:1” Incident</text:p>
          </table:table-cell>
          <table:table-cell office:value-type="string">
            <text:p>NACA0012, NACA63018,NACA63618,NACA4418</text:p>
          </table:table-cell>
          <table:table-cell office:value-type="string">
            <text:p>Experimental</text:p>
          </table:table-cell>
          <table:table-cell office:value-type="string">
            <text:p>Serration shape</text:p>
          </table:table-cell>
          <table:table-cell/>
          <table:table-cell office:value-type="string">
            <text:p>Wind tunnel</text:p>
          </table:table-cell>
          <table:table-cell office:value-type="string">
            <text:p>7x10^5,1x10^61.4x10^6</text:p>
          </table:table-cell>
          <table:table-cell office:value-type="string">
            <text:p>0.12,0.18,0.2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string">
            <text:p>+5 dB</text:p>
          </table:table-cell>
          <table:table-cell office:value-type="string">
            <text:p>No U dependency for reduction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Dassen1996</text:p>
          </table:table-cell>
          <table:table-cell office:value-type="string">
            <text:p>Serrations</text:p>
          </table:table-cell>
          <table:table-cell office:value-type="string">
            <text:p>“10:1” Angled TE, straight teeth</text:p>
          </table:table-cell>
          <table:table-cell office:value-type="string">
            <text:p>NACA0012, NACA63018,NACA63618,NACA4418</text:p>
          </table:table-cell>
          <table:table-cell office:value-type="string">
            <text:p>Experimental</text:p>
          </table:table-cell>
          <table:table-cell office:value-type="string">
            <text:p>Serration shape</text:p>
          </table:table-cell>
          <table:table-cell/>
          <table:table-cell office:value-type="string">
            <text:p>Wind tunnel</text:p>
          </table:table-cell>
          <table:table-cell office:value-type="string">
            <text:p>7x10^5,1x10^61.4x10^6</text:p>
          </table:table-cell>
          <table:table-cell office:value-type="string">
            <text:p>0.12,0.18,0.2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string">
            <text:p>-3 dB</text:p>
          </table:table-cell>
          <table:table-cell office:value-type="string">
            <text:p>No U dependency for reduction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Dassen1996</text:p>
          </table:table-cell>
          <table:table-cell office:value-type="string">
            <text:p>Serrations</text:p>
          </table:table-cell>
          <table:table-cell office:value-type="string">
            <text:p>“10:1” Angled teeth</text:p>
          </table:table-cell>
          <table:table-cell office:value-type="string">
            <text:p>NACA0012, NACA63018,NACA63618,NACA4418</text:p>
          </table:table-cell>
          <table:table-cell office:value-type="string">
            <text:p>Experimental</text:p>
          </table:table-cell>
          <table:table-cell office:value-type="string">
            <text:p>Serration shape</text:p>
          </table:table-cell>
          <table:table-cell/>
          <table:table-cell office:value-type="string">
            <text:p>Wind tunnel</text:p>
          </table:table-cell>
          <table:table-cell office:value-type="string">
            <text:p>7x10^5,1x10^61.4x10^6</text:p>
          </table:table-cell>
          <table:table-cell office:value-type="string">
            <text:p>0.12,0.18,0.2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string">
            <text:p>-3 dB</text:p>
          </table:table-cell>
          <table:table-cell office:value-type="string">
            <text:p>No U dependency for reduction</text:p>
          </table:table-cell>
          <table:table-cell table:number-columns-repeated="1008"/>
        </table:table-row>
        <table:table-row table:style-name="ro3">
          <table:table-cell/>
          <table:table-cell office:value-type="string">
            <text:p>Dassen1996</text:p>
          </table:table-cell>
          <table:table-cell office:value-type="string">
            <text:p>Serrations</text:p>
          </table:table-cell>
          <table:table-cell office:value-type="string">
            <text:p>“10:1” Angled airfoil, straight teeth</text:p>
          </table:table-cell>
          <table:table-cell office:value-type="string">
            <text:p>NACA0012, NACA63018,NACA63618,NACA4418</text:p>
          </table:table-cell>
          <table:table-cell office:value-type="string">
            <text:p>Experimental</text:p>
          </table:table-cell>
          <table:table-cell office:value-type="string">
            <text:p>Serration shape</text:p>
          </table:table-cell>
          <table:table-cell/>
          <table:table-cell office:value-type="string">
            <text:p>Wind tunnel</text:p>
          </table:table-cell>
          <table:table-cell office:value-type="string">
            <text:p>7x10^5,1x10^61.4x10^6</text:p>
          </table:table-cell>
          <table:table-cell office:value-type="string">
            <text:p>0.12,0.18,0.22</text:p>
          </table:table-cell>
          <table:table-cell/>
          <table:table-cell office:value-type="float" office:value="0.25">
            <text:p>0.25</text:p>
          </table:table-cell>
          <table:table-cell office:value-type="float" office:value="0.51">
            <text:p>0.51</text:p>
          </table:table-cell>
          <table:table-cell office:value-type="string">
            <text:p>-3 dB</text:p>
          </table:table-cell>
          <table:table-cell office:value-type="string">
            <text:p>No U dependency for reduction</text:p>
          </table:table-cell>
          <table:table-cell table:number-columns-repeated="1008"/>
        </table:table-row>
        <table:table-row table:style-name="ro2">
          <table:table-cell/>
          <table:table-cell office:value-type="string">
            <text:p>Oberai2002</text:p>
          </table:table-cell>
          <table:table-cell table:number-columns-repeated="2"/>
          <table:table-cell office:value-type="string">
            <text:p>Eppler387</text:p>
          </table:table-cell>
          <table:table-cell office:value-type="string">
            <text:p>Numerical</text:p>
          </table:table-cell>
          <table:table-cell office:value-type="string">
            <text:p>CAA benchmark</text:p>
          </table:table-cell>
          <table:table-cell office:value-type="string">
            <text:p>LES, Curle, FW-H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Kato2005</text:p>
          </table:table-cell>
          <table:table-cell table:number-columns-repeated="2"/>
          <table:table-cell office:value-type="string">
            <text:p>NACA0012</text:p>
          </table:table-cell>
          <table:table-cell office:value-type="string">
            <text:p>Numerical</text:p>
          </table:table-cell>
          <table:table-cell office:value-type="string">
            <text:p>CAA benchmark</text:p>
          </table:table-cell>
          <table:table-cell office:value-type="string">
            <text:p>LES, Curle </text:p>
          </table:table-cell>
          <table:table-cell/>
          <table:table-cell office:value-type="string">
            <text:p>2x10^5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4">
          <table:table-cell/>
          <table:table-cell office:value-type="string">
            <text:p>Herr2007</text:p>
          </table:table-cell>
          <table:table-cell office:value-type="string">
            <text:p>Brushes</text:p>
          </table:table-cell>
          <table:table-cell office:value-type="string">
            <text:p>Polypropilene,steel, 0.3 to 0.5mm diameter, 0.1 to 0.3mm separation, 1.25% to 25% chord</text:p>
          </table:table-cell>
          <table:table-cell office:value-type="string">
            <text:p>Flat plate</text:p>
          </table:table-cell>
          <table:table-cell office:value-type="string">
            <text:p>Experimental</text:p>
          </table:table-cell>
          <table:table-cell office:value-type="string">
            <text:p>Brush parameters</text:p>
          </table:table-cell>
          <table:table-cell/>
          <table:table-cell office:value-type="string">
            <text:p>AWBraunscheig, Directional mics</text:p>
          </table:table-cell>
          <table:table-cell office:value-type="string">
            <text:p>2.1x10^6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office:value-type="string">
            <text:p>-4 dB,-10dB</text:p>
          </table:table-cell>
          <table:table-cell office:value-type="string">
            <text:p>Best brushes: polypropylene, 0.4 mm diameter, 8.75% chord length, 0.1 mm spacing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Herr2007</text:p>
          </table:table-cell>
          <table:table-cell office:value-type="string">
            <text:p>Brushes</text:p>
          </table:table-cell>
          <table:table-cell office:value-type="string">
            <text:p>Polypropilene,steel, 0.3 to 0.5mm diameter, 0.1 to 0.3mm separation, 1.25% to 25% chord</text:p>
          </table:table-cell>
          <table:table-cell office:value-type="string">
            <text:p>Flat plate</text:p>
          </table:table-cell>
          <table:table-cell office:value-type="string">
            <text:p>Experimental</text:p>
          </table:table-cell>
          <table:table-cell office:value-type="string">
            <text:p>Brush parameters</text:p>
          </table:table-cell>
          <table:table-cell/>
          <table:table-cell office:value-type="string">
            <text:p>AWBraunscheig, Directional mics</text:p>
          </table:table-cell>
          <table:table-cell office:value-type="string">
            <text:p>7.9x10^6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string">
            <text:p>-4 dB,-10dB</text:p>
          </table:table-cell>
          <table:table-cell office:value-type="string">
            <text:p>Best brushes: polypropylene, 0.4 mm diameter, 8.75% chord length, 0.1 mm spacing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Herr2007</text:p>
          </table:table-cell>
          <table:table-cell office:value-type="string">
            <text:p>Brushes</text:p>
          </table:table-cell>
          <table:table-cell office:value-type="string">
            <text:p>Polypropilene,steel, 0.3 to 0.5mm diameter, 0.1 to 0.3mm separation, 1.25% to 25% chord</text:p>
          </table:table-cell>
          <table:table-cell office:value-type="string">
            <text:p>NACA0012</text:p>
          </table:table-cell>
          <table:table-cell office:value-type="string">
            <text:p>Experimental</text:p>
          </table:table-cell>
          <table:table-cell office:value-type="string">
            <text:p>Brush parameters</text:p>
          </table:table-cell>
          <table:table-cell/>
          <table:table-cell office:value-type="string">
            <text:p>AWBraunscheig, Directional mics</text:p>
          </table:table-cell>
          <table:table-cell office:value-type="string">
            <text:p>1.1X10^6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office:value-type="string">
            <text:p>-4 dB,-10dB</text:p>
          </table:table-cell>
          <table:table-cell office:value-type="string">
            <text:p>Best brushes: polypropylene, 0.4 mm diameter, 8.75% chord length, 0.1 mm spacing</text:p>
          </table:table-cell>
          <table:table-cell table:number-columns-repeated="1008"/>
        </table:table-row>
        <table:table-row table:style-name="ro4">
          <table:table-cell/>
          <table:table-cell office:value-type="string">
            <text:p>Herr2007</text:p>
          </table:table-cell>
          <table:table-cell office:value-type="string">
            <text:p>Brushes</text:p>
          </table:table-cell>
          <table:table-cell office:value-type="string">
            <text:p>Polypropilene,steel, 0.3 to 0.5mm diameter, 0.1 to 0.3mm separation, 1.25% to 25% chord</text:p>
          </table:table-cell>
          <table:table-cell office:value-type="string">
            <text:p>NACA0012</text:p>
          </table:table-cell>
          <table:table-cell office:value-type="string">
            <text:p>Experimental</text:p>
          </table:table-cell>
          <table:table-cell office:value-type="string">
            <text:p>Brush parameters</text:p>
          </table:table-cell>
          <table:table-cell/>
          <table:table-cell office:value-type="string">
            <text:p>AWBraunscheig, Directional mics</text:p>
          </table:table-cell>
          <table:table-cell office:value-type="string">
            <text:p>1.6X10^6</text:p>
          </table:table-cell>
          <table:table-cell table:number-columns-repeated="2"/>
          <table:table-cell office:value-type="float" office:value="0.4">
            <text:p>0.4</text:p>
          </table:table-cell>
          <table:table-cell/>
          <table:table-cell office:value-type="string">
            <text:p>-4 dB,-10dB</text:p>
          </table:table-cell>
          <table:table-cell office:value-type="string">
            <text:p>Best brushes: polypropylene, 0.4 mm diameter, 8.75% chord length, 0.1 mm spacing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Winkler2008</text:p>
          </table:table-cell>
          <table:table-cell table:number-columns-repeated="2"/>
          <table:table-cell office:value-type="string">
            <text:p>NACA651263</text:p>
          </table:table-cell>
          <table:table-cell office:value-type="string">
            <text:p>Numerical</text:p>
          </table:table-cell>
          <table:table-cell office:value-type="string">
            <text:p>Immersed LES in RANS and CAA</text:p>
          </table:table-cell>
          <table:table-cell office:value-type="string">
            <text:p>LES immersed in RANS, FW-H, Curle</text:p>
          </table:table-cell>
          <table:table-cell/>
          <table:table-cell office:value-type="string">
            <text:p>1.9x10^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/>
          <table:table-cell office:value-type="string">
            <text:p>FW-H performs well</text:p>
          </table:table-cell>
          <table:table-cell table:number-columns-repeated="1008"/>
        </table:table-row>
        <table:table-row table:style-name="ro5">
          <table:table-cell/>
          <table:table-cell office:value-type="string">
            <text:p>Mathey2007</text:p>
          </table:table-cell>
          <table:table-cell table:number-columns-repeated="3"/>
          <table:table-cell office:value-type="string">
            <text:p>Numerical</text:p>
          </table:table-cell>
          <table:table-cell office:value-type="string">
            <text:p>Immersed LES in RANS and CAA</text:p>
          </table:table-cell>
          <table:table-cell office:value-type="string">
            <text:p>LES immersed in RANS, FW-H</text:p>
          </table:table-cell>
          <table:table-cell/>
          <table:table-cell office:value-type="string">
            <text:p>1.8x10^6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W-H performs well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0" table:base-cell-address="$Sheet1.$A$1048574" table:cell-range-address="$Sheet1.$A$104857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Arce</meta:initial-creator>
    <meta:creation-date>2013-12-09T15:19:33</meta:creation-date>
    <dc:date>2013-12-09T16:07:45</dc:date>
    <dc:creator>Carlos Arce</dc:creator>
    <meta:editing-duration>PT32M32S</meta:editing-duration>
    <meta:editing-cycles>2</meta:editing-cycles>
    <meta:generator>LibreOffice/3.6$Linux_x86 LibreOffice_project/360m1$Build-2</meta:generator>
    <meta:document-statistic meta:table-count="1" meta:cell-count="163" meta:object-count="0"/>
  </office:meta>
</office:document-meta>
</file>